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BF00000A18F682301DC7A599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.59cm" svg:height="22.92cm" draw:z-index="0"><draw:image xlink:href="Pictures/10000201000007BF00000A18F682301DC7A5998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09:16:54.967141809</meta:creation-date>
    <dc:date>2024-03-15T09:17:54.631241451</dc:date>
    <meta:editing-duration>PT1M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